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9.55mm"/>
    </style:style>
    <style:style style:name="co2" style:family="table-column">
      <style:table-column-properties fo:break-before="auto" style:column-width="16.55mm"/>
    </style:style>
    <style:style style:name="co3" style:family="table-column">
      <style:table-column-properties fo:break-before="auto" style:column-width="48.6mm"/>
    </style:style>
    <style:style style:name="co4" style:family="table-column">
      <style:table-column-properties fo:break-before="auto" style:column-width="24.91mm"/>
    </style:style>
    <style:style style:name="co5" style:family="table-column">
      <style:table-column-properties fo:break-before="auto" style:column-width="27.25mm"/>
    </style:style>
    <style:style style:name="co6" style:family="table-column">
      <style:table-column-properties fo:break-before="auto" style:column-width="209.3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qt console 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4.04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4.0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4.0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0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4.0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3.991000000 but the latest data is at time 23.897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4.0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4.0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9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9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0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9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3.958000000 but the latest data is at time 23.897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9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9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94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94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0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94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3.925000000 but the latest data is at time 23.897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94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94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8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8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812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812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0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812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3.790000000 but the latest data is at time 23.6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812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812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779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779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0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779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3.758000000 but the latest data is at time 23.6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779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779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7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7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0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7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3.725000000 but the latest data is at time 23.6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7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7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6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6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6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6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1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6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3.591000000 but the latest data is at time 23.4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6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6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5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5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1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5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3.558000000 but the latest data is at time 23.4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5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5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5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5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1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5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3.525000000 but the latest data is at time 23.4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5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5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479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44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4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4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1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4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3.391000000 but the latest data is at time 23.2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4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4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3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3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1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3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3.358000000 but the latest data is at time 23.2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3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3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3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3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1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3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3.325000000 but the latest data is at time 23.2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3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3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2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2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2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2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3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2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3.191000000 but the latest data is at time 23.0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2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2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1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1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3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1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3.158000000 but the latest data is at time 23.0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1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1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1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1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3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1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3.125000000 but the latest data is at time 23.0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1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1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0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0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0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0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3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0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2.991000000 but the latest data is at time 22.8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0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3.0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9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9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3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9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2.957000000 but the latest data is at time 22.8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9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9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9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9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3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9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2.925000000 but the latest data is at time 22.8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9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9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8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84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81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81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3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81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2.791000000 but the latest data is at time 22.6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81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81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779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779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3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779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2.758000000 but the latest data is at time 22.6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779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779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74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74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3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74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2.725000000 but the latest data is at time 22.6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74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74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6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64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614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614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4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614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2.591000000 but the latest data is at time 22.4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614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614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5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5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4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5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2.558000000 but the latest data is at time 22.4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5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5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5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5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4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5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2.525000000 but the latest data is at time 22.4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5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5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4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4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4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4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4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4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2.391000000 but the latest data is at time 22.2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4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4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3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3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4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3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2.358000000 but the latest data is at time 22.2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3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3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3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3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4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3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2.325000000 but the latest data is at time 22.2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3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3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2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2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212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212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4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212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2.191000000 but the latest data is at time 22.0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212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212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1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1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4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1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2.158000000 but the latest data is at time 22.0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1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1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1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1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4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1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2.125000000 but the latest data is at time 22.0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1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1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0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0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0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0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4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0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1.991000000 but the latest data is at time 21.8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0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2.0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9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9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4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9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1.958000000 but the latest data is at time 21.8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9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9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9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9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4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9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1.925000000 but the latest data is at time 21.8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9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9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8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8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8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8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4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8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1.791000000 but the latest data is at time 21.6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8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8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7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7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4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7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1.758000000 but the latest data is at time 21.6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7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7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7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7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4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7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1.725000000 but the latest data is at time 21.6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7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7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6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6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6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6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4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6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1.591000000 but the latest data is at time 21.4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6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6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5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5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4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5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1.558000000 but the latest data is at time 21.4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5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5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5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5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4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5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1.525000000 but the latest data is at time 21.4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5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5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4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4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4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4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5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4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1.391000000 but the latest data is at time 21.2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4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4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380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380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5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380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1.358000000 but the latest data is at time 21.2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380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380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3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3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5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3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1.325000000 but the latest data is at time 21.2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3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3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2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2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2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2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5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2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1.191000000 but the latest data is at time 21.0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2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2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1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1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5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1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1.158000000 but the latest data is at time 21.0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1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1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14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14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5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14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1.125000000 but the latest data is at time 21.0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14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14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079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0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0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0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5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0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0.991000000 but the latest data is at time 20.8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0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1.0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979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979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5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979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0.958000000 but the latest data is at time 20.8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979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9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9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9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5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9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0.925000000 but the latest data is at time 20.896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9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9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8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84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8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8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5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8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0.791000000 but the latest data is at time 20.697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8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811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779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779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5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779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0.758000000 but the latest data is at time 20.697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779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779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Could not get local p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74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computeVelocityCommands:272</text:p>
          </table:table-cell>
        </table:table-row>
        <table:table-row table:style-name="ro1">
          <table:table-cell office:value-type="string" calcext:value-type="string">
            <text:p>Could not transform the global plan to the frame of the con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74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local_planner_util.cpp:LocalPlannerUtil::getLocalPlan:114</text:p>
          </table:table-cell>
        </table:table-row>
        <table:table-row table:style-name="ro2">
          <table:table-cell office:value-type="string" calcext:value-type="string">
            <text:p>Global Frame: robot_1/odom Plan Frame size 55: map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74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61</text:p>
          </table:table-cell>
        </table:table-row>
        <table:table-row table:style-name="ro2">
          <table:table-cell office:value-type="string" calcext:value-type="string">
            <text:p>Extrapolation Error: Lookup would require extrapolation into the future.  Requested time 20.725000000 but the latest data is at time 20.697000000, when looking up transform from frame [robot_1/odom] to frame [map]</text:p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74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base-local-planner-1.16.2/src/goal_functions.cpp:transformGlobalPlan:159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746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678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1">
          <table:table-cell office:value-type="string" calcext:value-type="string">
            <text:p>Got new 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obot_1/move_base</text:p>
          </table:table-cell>
          <table:table-cell office:value-type="string" calcext:value-type="string">
            <text:p>20.645000000</text:p>
          </table:table-cell>
          <table:table-cell office:value-type="string" calcext:value-type="string">
            <text:p>/robot_1/cmd_vel,/robot_1/move_base/DWAPlannerROS/cost_cloud,/robot_1/move_base/DWAPlannerROS/global_plan,/robot_1/move_base/DWAPlannerROS/local_plan,/robot_1/move_base/DWAPlannerROS/parameter_descriptions,/robot_1/move_base/DWAPlannerROS/parameter_updates,/robot_1/move_base/DWAPlannerROS/trajectory_cloud,/robot_1/move_base/NavfnROS/plan,/robot_1/move_base/current_goal,/robot_1/move_base/feedback,/robot_1/move_base/global_costmap/costmap,/robot_1/move_base/global_costmap/costmap_updates,/robot_1/move_base/global_costmap/footprint,/robot_1/move_base/global_costmap/inflation_layer/parameter_descriptions,/robot_1/move_base/global_costmap/inflation_layer/parameter_updates,/robot_1/move_base/global_costmap/obstacle_layer/parameter_descriptions,/robot_1/move_base/global_costmap/obstacle_layer/parameter_updates,/robot_1/move_base/global_costmap/parameter_descriptions,/robot_1/move_base/global_costmap/parameter_updates,/robot_1/move_base/global_costmap/static_layer/parameter_descriptions,/robot_1/move_base/global_costmap/static_layer/parameter_updates,/robot_1/move_base/goal,/robot_1/move_base/local_costmap/costmap,/robot_1/move_base/local_costmap/costmap_updates,/robot_1/move_base/local_costmap/footprint,/robot_1/move_base/local_costmap/inflation_layer/parameter_descriptions,/robot_1/move_base/local_costmap/inflation_layer/parameter_updates,/robot_1/move_base/local_costmap/obstacle_layer/parameter_descriptions,/robot_1/move_base/local_costmap/obstacle_layer/parameter_updates,/robot_1/move_base/local_costmap/parameter_descriptions,/robot_1/move_base/local_costmap/parameter_updates,/robot_1/move_base/parameter_descriptions,/robot_1/move_base/parameter_updates,/robot_1/move_base/result,/robot_1/move_base/status,/rosout</text:p>
          </table:table-cell>
          <table:table-cell office:value-type="string" calcext:value-type="string">
            <text:p>/tmp/binarydeb/ros-melodic-dwa-local-planner-1.16.2/src/dwa_planner_ros.cpp:DWAPlannerROS::setPlan:150</text:p>
          </table:table-cell>
        </table:table-row>
        <table:table-row table:style-name="ro2">
          <table:table-cell office:value-type="string" calcext:value-type="string">
            <text:p>Setting goal: Frame:map, Position(4.901, 2.000, 0.000), Orientation(0.000, 0.000, 0.718, 0.696) = Angle: 1.602</text:p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viz</text:p>
          </table:table-cell>
          <table:table-cell office:value-type="string" calcext:value-type="string">
            <text:p>20.610000000</text:p>
          </table:table-cell>
          <table:table-cell/>
          <table:table-cell office:value-type="string" calcext:value-type="string">
            <text:p>/tmp/binarydeb/ros-melodic-rviz-1.13.5/src/rviz/default_plugin/tools/goal_tool.cpp:GoalTool::onPoseSet: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3T18:44:00.224252802</dc:date>
    <meta:editing-duration>PT2M42S</meta:editing-duration>
    <meta:editing-cycles>1</meta:editing-cycles>
    <meta:document-statistic meta:table-count="1" meta:cell-count="1745" meta:object-count="0"/>
    <meta:generator>LibreOffice/6.0.7.3$Linux_X86_64 LibreOffice_project/00m0$Build-3</meta:generator>
  </office:meta>
</office:document-meta>
</file>